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le" style:master-page-name="MP0" style:family="paragraph">
      <style:paragraph-properties fo:break-before="page"/>
      <style:text-properties fo:language="nl" fo:country="NL"/>
    </style:style>
    <style:style style:name="P2" style:parent-style-name="Normal" style:family="paragraph">
      <style:text-properties fo:language="nl" fo:country="NL"/>
    </style:style>
    <style:style style:name="P3" style:parent-style-name="Normal" style:family="paragraph">
      <style:text-properties fo:language="nl" fo:country="NL"/>
    </style:style>
  </office:automatic-styles>
  <office:body>
    <office:text text:use-soft-page-breaks="true">
      <text:p text:style-name="P1">Bronnen</text:p>
      <text:p text:style-name="P2"/>
      <text:p text:style-name="P3"/>
      <text:p text:style-name="Normal">Login Page:<text:s/><text:a xlink:href="https://www.youtube.com/watch?v=p1GmFCGuVjw" office:target-frame-name="_top" xlink:show="replace"><text:span text:style-name="Hyperlink">https://www.youtube.com/watch?v=p1GmFCGuVjw</text:span></text:a></text:p>
      <text:p text:style-name="Normal">Avatar kiezen optie page:<text:s/><text:a xlink:href="https://www.youtube.com/watch?v=OAPRagDr4pU" office:target-frame-name="_top" xlink:show="replace"><text:span text:style-name="Hyperlink">https://www.youtube.com/watch?v=OAPRagDr4pU</text:span></text:a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assim Bouhdifi</meta:initial-creator>
    <dc:creator>Wassim Bouhdifi</dc:creator>
    <meta:creation-date>2023-03-10T18:58:00Z</meta:creation-date>
    <dc:date>2023-03-10T21:14:00Z</dc:date>
    <meta:template xlink:href="Normal.dotm" xlink:type="simple"/>
    <meta:editing-cycles>2</meta:editing-cycles>
    <meta:editing-duration>PT120S</meta:editing-duration>
    <meta:document-statistic meta:page-count="1" meta:paragraph-count="1" meta:word-count="39" meta:character-count="258" meta:row-count="1" meta:non-whitespace-character-count="220"/>
  </office:meta>
</office:document-meta>
</file>